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) Time &amp; TF backbone</text:h>
      <text:list text:style-name="L1">
        <text:list-item>
          <text:p text:style-name="P4"><text:span text:style-name="Strong_20_Emphasis">EKF / odom:</text:span> Your EKF (separate file) fuses <text:span text:style-name="Source_20_Text">/wheel/odom</text:span> + IMU and publishes <text:span text:style-name="Strong_20_Emphasis"><text:span text:style-name="Source_20_Text">odom → base_link</text:span></text:span>.</text:p>
        </text:list-item>
        <text:list-item>
          <text:p text:style-name="P4"><text:span text:style-name="Strong_20_Emphasis">Global pose:</text:span> Because you’re running <text:span text:style-name="Strong_20_Emphasis">slam_toolbox (online_async)</text:span>, it publishes <text:span text:style-name="Strong_20_Emphasis"><text:span text:style-name="Source_20_Text">map → odom</text:span></text:span>.</text:p>
        </text:list-item>
        <text:list-item>
          <text:p text:style-name="P4">Net effect: Nav2 nodes can transform any data between <text:span text:style-name="Strong_20_Emphasis">map / odom / base_link</text:span>.</text:p>
        </text:list-item>
      </text:list>
      <text:h text:style-name="Heading_20_1" text:outline-level="1">2) Localization block in your YAML</text:h>
      <text:list text:style-name="L2">
        <text:list-item>
          <text:p text:style-name="P5">The <text:span text:style-name="Source_20_Text">amcl:</text:span> block you showed is <text:span text:style-name="Strong_20_Emphasis">not used</text:span> when you run SLAM. (AMCL + map_server are for localization on a fixed map.) It can sit there harmlessly; slam_toolbox supplies <text:span text:style-name="Source_20_Text">map→odom</text:span>.</text:p>
        </text:list-item>
      </text:list>
      <text:h text:style-name="Heading_20_1" text:outline-level="1">3) Costmaps (what the robot “sees”)</text:h>
      <text:p text:style-name="Text_20_body">You defined two costmaps:</text:p>
      <text:p text:style-name="Text_20_body"><text:span text:style-name="Strong_20_Emphasis">Local costmap (</text:span><text:span text:style-name="Strong_20_Emphasis"><text:span text:style-name="Source_20_Text">local_costmap</text:span></text:span><text:span text:style-name="Strong_20_Emphasis">):</text:span></text:p>
      <text:list text:style-name="L3">
        <text:list-item>
          <text:p text:style-name="P6">Frame: <text:span text:style-name="Strong_20_Emphasis"><text:span text:style-name="Source_20_Text">odom</text:span></text:span>, Base: <text:span text:style-name="Strong_20_Emphasis"><text:span text:style-name="Source_20_Text">base_link</text:span></text:span>, rolling window <text:span text:style-name="Strong_20_Emphasis">3×3 m</text:span>, <text:span text:style-name="Strong_20_Emphasis">0.05 m</text:span> resolution.</text:p>
        </text:list-item>
        <text:list-item>
          <text:p text:style-name="P6">Plugins: <text:span text:style-name="Strong_20_Emphasis">voxel_layer</text:span> (using <text:span text:style-name="Strong_20_Emphasis"><text:span text:style-name="Source_20_Text">/planar_laser/scan</text:span></text:span>) + <text:span text:style-name="Strong_20_Emphasis">inflation_layer</text:span> (radius <text:span text:style-name="Strong_20_Emphasis">0.80 m</text:span>).</text:p>
        </text:list-item>
        <text:list-item>
          <text:p text:style-name="P6">Used for short-range obstacle avoidance by the controller.</text:p>
        </text:list-item>
      </text:list>
      <text:p text:style-name="Text_20_body"><text:span text:style-name="Strong_20_Emphasis">Global costmap (</text:span><text:span text:style-name="Strong_20_Emphasis"><text:span text:style-name="Source_20_Text">global_costmap</text:span></text:span><text:span text:style-name="Strong_20_Emphasis">):</text:span></text:p>
      <text:list text:style-name="L4">
        <text:list-item>
          <text:p text:style-name="P7">Frame: <text:span text:style-name="Strong_20_Emphasis"><text:span text:style-name="Source_20_Text">map</text:span></text:span>, Base: <text:span text:style-name="Strong_20_Emphasis"><text:span text:style-name="Source_20_Text">base_link</text:span></text:span>, <text:span text:style-name="Strong_20_Emphasis">0.05 m</text:span> resolution, tracks unknown.</text:p>
        </text:list-item>
        <text:list-item>
          <text:p text:style-name="P7">Plugins: <text:span text:style-name="Strong_20_Emphasis">static_layer</text:span> (subscribes to <text:span text:style-name="Source_20_Text">/map</text:span> from SLAM), <text:span text:style-name="Strong_20_Emphasis">obstacle_layer</text:span> (same laser), <text:span text:style-name="Strong_20_Emphasis">inflation_layer</text:span> (<text:span text:style-name="Strong_20_Emphasis">0.8 m</text:span>).</text:p>
        </text:list-item>
        <text:list-item>
          <text:p text:style-name="P7">Used by the planner to compute long paths.</text:p>
        </text:list-item>
      </text:list>
      <text:p text:style-name="Text_20_body">Costmap filters (<text:span text:style-name="Source_20_Text">keepout_filter</text:span>, <text:span text:style-name="Source_20_Text">speed_filter</text:span>) are listed but <text:span text:style-name="Strong_20_Emphasis"><text:span text:style-name="Source_20_Text">enabled: false</text:span></text:span>, so they’re instantiated and subscribe to filter-info topics, but they don’t change costs (those “Filter mask was not received” warnings are benign when disabled).</text:p>
      <text:h text:style-name="Heading_20_1" text:outline-level="1">4) Global planner</text:h>
      <text:list text:style-name="L5">
        <text:list-item>
          <text:p text:style-name="P8">Node: <text:span text:style-name="Strong_20_Emphasis"><text:span text:style-name="Source_20_Text">planner_server</text:span></text:span> with <text:span text:style-name="Strong_20_Emphasis">NavfnPlanner</text:span> (“GridBased”), <text:span text:style-name="Source_20_Text">allow_unknown: true</text:span>, <text:span text:style-name="Source_20_Text">tolerance: 0.5</text:span>.</text:p>
        </text:list-item>
        <text:list-item>
          <text:p text:style-name="P8">It reads the <text:span text:style-name="Strong_20_Emphasis">global costmap</text:span> and produces a path in <text:span text:style-name="Strong_20_Emphasis"><text:span text:style-name="Source_20_Text">map</text:span></text:span> frame. In your logs you see “Passing new path to controller.” That means planning works.</text:p>
        </text:list-item>
      </text:list>
      <text:h text:style-name="Heading_20_1" text:outline-level="1"><text:soft-page-break/>5) Controller (turns path into velocity)</text:h>
      <text:list text:style-name="L6">
        <text:list-item>
          <text:p text:style-name="P9">Node: <text:span text:style-name="Strong_20_Emphasis"><text:span text:style-name="Source_20_Text">controller_server</text:span></text:span>, plugin <text:span text:style-name="Strong_20_Emphasis"><text:span text:style-name="Source_20_Text">nav2_mppi_controller::MPPIController</text:span></text:span> at <text:span text:style-name="Strong_20_Emphasis">20 Hz</text:span> (<text:span text:style-name="Source_20_Text">controller_frequency</text:span>).</text:p>
        </text:list-item>
        <text:list-item>
          <text:p text:style-name="P9">Consumes:</text:p>
          <text:list>
            <text:list-item>
              <text:p text:style-name="P9">The <text:span text:style-name="Strong_20_Emphasis">local costmap</text:span> (for near obstacles),</text:p>
            </text:list-item>
            <text:list-item>
              <text:p text:style-name="P9">The planned path,</text:p>
            </text:list-item>
            <text:list-item>
              <text:p text:style-name="P9">TF (to know where you are).</text:p>
            </text:list-item>
          </text:list>
        </text:list-item>
        <text:list-item>
          <text:p text:style-name="P9">Outputs raw cmd_vel to the <text:span text:style-name="Strong_20_Emphasis">Velocity Smoother</text:span>.</text:p>
        </text:list-item>
      </text:list>
      <text:p text:style-name="Text_20_body">Your MPPI settings look consistent for a diff-drive: <text:span text:style-name="Source_20_Text">motion_model: DiffDrive</text:span>, <text:span text:style-name="Source_20_Text">vx_max 0.5</text:span>, <text:span text:style-name="Source_20_Text">wz_max 1.9</text:span>, critics enabled, etc.</text:p>
      <text:h text:style-name="Heading_20_1" text:outline-level="1">6) Velocity Smoother</text:h>
      <text:list text:style-name="L7">
        <text:list-item>
          <text:p text:style-name="P10">Node: <text:span text:style-name="Strong_20_Emphasis"><text:span text:style-name="Source_20_Text">velocity_smoother</text:span></text:span> (“OPEN_LOOP”), 20 Hz, <text:span text:style-name="Source_20_Text">odom_topic: odom</text:span>.</text:p>
        </text:list-item>
        <text:list-item>
          <text:p text:style-name="P10">It smooths the controller’s commands and publishes <text:span text:style-name="Strong_20_Emphasis"><text:span text:style-name="Source_20_Text">/cmd_vel_smoothed</text:span></text:span>.</text:p>
        </text:list-item>
      </text:list>
      <text:h text:style-name="Heading_20_1" text:outline-level="1">7) Safety gate (Collision Monitor)</text:h>
      <text:list text:style-name="L8">
        <text:list-item>
          <text:p text:style-name="P11">Node: <text:span text:style-name="Strong_20_Emphasis"><text:span text:style-name="Source_20_Text">collision_monitor</text:span></text:span> subscribes to <text:span text:style-name="Strong_20_Emphasis"><text:span text:style-name="Source_20_Text">/cmd_vel_smoothed</text:span></text:span> and laser, simulates near-future collisions, and only then republishes to <text:span text:style-name="Strong_20_Emphasis"><text:span text:style-name="Source_20_Text">/cmd_vel</text:span></text:span> (the one Gazebo consumes).</text:p>
        </text:list-item>
        <text:list-item>
          <text:p text:style-name="P11">It also listens to the <text:span text:style-name="Strong_20_Emphasis">local footprint</text:span> topic from the local costmap and runs an <text:span text:style-name="Strong_20_Emphasis">“approach”</text:span> polygon check.</text:p>
        </text:list-item>
      </text:list>
      <text:p text:style-name="Text_20_body">✅ <text:span text:style-name="Strong_20_Emphasis">Important tiny bug in your YAML:</text:span><text:line-break/>In this block you currently have:</text:p>
      <text:p text:style-name="P1"><text:span text:style-name="Source_20_Text">collision_monitor:</text:span></text:p>
      <text:p text:style-name="P2"><text:span text:style-name="Source_20_Text"><text:s text:c="2"/>...</text:span></text:p>
      <text:p text:style-name="P2"><text:span text:style-name="Source_20_Text"><text:s text:c="2"/>observation_sources: ["scan"]</text:span></text:p>
      <text:p text:style-name="P2"><text:span text:style-name="Source_20_Text"><text:s text:c="2"/>scan:</text:span></text:p>
      <text:p text:style-name="P2"><text:span text:style-name="Source_20_Text"><text:s text:c="4"/>type: "scan" <text:s text:c="9"/># &lt;-- this should be "LaserScan"</text:span></text:p>
      <text:p text:style-name="P3"><text:span text:style-name="Source_20_Text"><text:s text:c="4"/>topic: "/planar_laser/scan"</text:span></text:p>
      <text:p text:style-name="Text_20_body"><text:span text:style-name="Source_20_Text">type</text:span> must be the message type string <text:span text:style-name="Strong_20_Emphasis"><text:span text:style-name="Source_20_Text">"LaserScan"</text:span></text:span> (exactly), not <text:span text:style-name="Source_20_Text">"scan"</text:span>.<text:line-break/>With the wrong type, the source is considered <text:span text:style-name="Strong_20_Emphasis">invalid</text:span>, and the monitor will publish <text:span text:style-name="Strong_20_Emphasis">stops</text:span>, which matches your earlier log:</text:p>
      <text:p text:style-name="Quotations"><text:span text:style-name="Source_20_Text">[collision_monitor]: Robot to stop due to invalid source...</text:span></text:p>
      <text:p text:style-name="Text_20_body"><text:span text:style-name="Strong_20_Emphasis">Fix:</text:span></text:p>
      <text:p text:style-name="P1"><text:span text:style-name="Source_20_Text">collision_monitor:</text:span></text:p>
      <text:p text:style-name="P2"><text:span text:style-name="Source_20_Text"><text:s text:c="2"/>ros__parameters:</text:span></text:p>
      <text:p text:style-name="P2"><text:span text:style-name="Source_20_Text"><text:s text:c="4"/>...</text:span></text:p>
      <text:p text:style-name="P2"><text:soft-page-break/><text:span text:style-name="Source_20_Text"><text:s text:c="4"/>observation_sources: ["scan"]</text:span></text:p>
      <text:p text:style-name="P2"><text:span text:style-name="Source_20_Text"><text:s text:c="4"/>scan:</text:span></text:p>
      <text:p text:style-name="P2"><text:span text:style-name="Source_20_Text"><text:s text:c="6"/>type: "LaserScan"</text:span></text:p>
      <text:p text:style-name="P2"><text:span text:style-name="Source_20_Text"><text:s text:c="6"/>topic: "/planar_laser/scan"</text:span></text:p>
      <text:p text:style-name="P2"><text:span text:style-name="Source_20_Text"><text:s text:c="6"/>min_height: 0.15</text:span></text:p>
      <text:p text:style-name="P2"><text:span text:style-name="Source_20_Text"><text:s text:c="6"/>max_height: 2.0</text:span></text:p>
      <text:p text:style-name="P3"><text:span text:style-name="Source_20_Text"><text:s text:c="6"/>enabled: True</text:span></text:p>
      <text:h text:style-name="Heading_20_1" text:outline-level="1">8) Behavior Tree orchestrator</text:h>
      <text:list text:style-name="L9">
        <text:list-item>
          <text:p text:style-name="P12">Node: <text:span text:style-name="Strong_20_Emphasis"><text:span text:style-name="Source_20_Text">bt_navigator</text:span></text:span> runs the NavigateToPose tree. It sequences:</text:p>
          <text:list>
            <text:list-item>
              <text:p text:style-name="P12">Compute path (planner_server)</text:p>
            </text:list-item>
            <text:list-item>
              <text:p text:style-name="P12">Smooth path (smoother_server)</text:p>
            </text:list-item>
            <text:list-item>
              <text:p text:style-name="P12">Follow path (controller_server → velocity_smoother → collision_monitor)</text:p>
            </text:list-item>
            <text:list-item>
              <text:p text:style-name="P12">Recovery behaviors if needed (spin/backup/etc.)</text:p>
            </text:list-item>
          </text:list>
        </text:list-item>
      </text:list>
      <text:p text:style-name="Text_20_body">Your <text:span text:style-name="Source_20_Text">bt_loop_duration: 10</text:span> means the BT ticks frequently (10 ms default in Nav2).</text:p>
      <text:h text:style-name="Heading_20_1" text:outline-level="1">9) Command reaches Gazebo</text:h>
      <text:list text:style-name="L10">
        <text:list-item>
          <text:p text:style-name="P13"><text:span text:style-name="Strong_20_Emphasis">ros_gz_bridge</text:span> forwards <text:span text:style-name="Strong_20_Emphasis">ROS </text:span><text:span text:style-name="Strong_20_Emphasis"><text:span text:style-name="Source_20_Text">/cmd_vel</text:span></text:span><text:span text:style-name="Strong_20_Emphasis"> → Gazebo </text:span><text:span text:style-name="Strong_20_Emphasis"><text:span text:style-name="Source_20_Text">/cmd_vel</text:span></text:span>.</text:p>
        </text:list-item>
        <text:list-item>
          <text:p text:style-name="P13">Gazebo’s <text:span text:style-name="Strong_20_Emphasis">DiffDrive</text:span> consumes it and moves the robot.</text:p>
        </text:list-item>
        <text:list-item>
          <text:p text:style-name="P13">Gazebo publishes <text:span text:style-name="Strong_20_Emphasis"><text:span text:style-name="Source_20_Text">/odom</text:span></text:span> → bridged to <text:span text:style-name="Strong_20_Emphasis"><text:span text:style-name="Source_20_Text">/wheel/odom</text:span></text:span> → EKF → <text:span text:style-name="Source_20_Text">odom→base_link</text:span>, closing the loop.</text:p>
        </text:list-item>
      </text:list>
      <text:p text:style-name="Horizontal_20_Line"/>
      <text:h text:style-name="Heading_20_2" text:outline-level="2">Why “no <text:span text:style-name="Source_20_Text">/cmd_vel</text:span>” happens &amp; how to confirm quickly</text:h>
      <text:p text:style-name="Text_20_body">Given your config and logs, the most likely reason for zero <text:span text:style-name="Source_20_Text">/cmd_vel</text:span> is the <text:span text:style-name="Strong_20_Emphasis">Collision Monitor blocking</text:span> due to the bad <text:span text:style-name="Source_20_Text">type</text:span>. Here’s the fastest sanity path:</text:p>
      <text:list text:style-name="L11">
        <text:list-item>
          <text:p text:style-name="P14"><text:span text:style-name="Strong_20_Emphasis">Fix the </text:span><text:span text:style-name="Strong_20_Emphasis"><text:span text:style-name="Source_20_Text">collision_monitor.scan.type</text:span></text:span><text:span text:style-name="Strong_20_Emphasis"> to </text:span><text:span text:style-name="Strong_20_Emphasis"><text:span text:style-name="Source_20_Text">"LaserScan"</text:span></text:span> and relaunch.</text:p>
        </text:list-item>
        <text:list-item>
          <text:p text:style-name="P14">Watch the chain:</text:p>
          <text:list>
            <text:list-item>
              <text:p text:style-name="P14"><text:span text:style-name="Source_20_Text">ros2 topic echo /cmd_vel_smoothed</text:span> (should be non-zero while navigating)</text:p>
            </text:list-item>
            <text:list-item>
              <text:p text:style-name="P14"><text:span text:style-name="Source_20_Text">ros2 topic echo /cmd_vel</text:span> (should now mirror it)</text:p>
            </text:list-item>
          </text:list>
        </text:list-item>
        <text:list-item>
          <text:p text:style-name="P14">If <text:span text:style-name="Source_20_Text">/cmd_vel_smoothed</text:span> is zero:</text:p>
          <text:list>
            <text:list-item>
              <text:p text:style-name="P14">Check controller health: <text:span text:style-name="Source_20_Text">ros2 topic echo /local_costmap/costmap</text:span> (non-empty), TF (<text:span text:style-name="Source_20_Text">ros2 run tf2_tools view_frames</text:span>), and controller warnings.</text:p>
            </text:list-item>
          </text:list>
        </text:list-item>
        <text:list-item>
          <text:p text:style-name="P14">If <text:span text:style-name="Source_20_Text">/cmd_vel_smoothed</text:span> non-zero but <text:span text:style-name="Source_20_Text">/cmd_vel</text:span> still zero:</text:p>
          <text:list>
            <text:list-item>
              <text:p text:style-name="P14"><text:soft-page-break/>Then the <text:span text:style-name="Strong_20_Emphasis">Collision Monitor</text:span> is still stopping you; <text:span text:style-name="Source_20_Text">ros2 topic echo /collision_monitor_state</text:span> will say <text:span text:style-name="Strong_20_Emphasis">STOP</text:span> if a source is invalid or it predicts a collision.</text:p>
            </text:list-item>
          </text:list>
        </text:list-item>
      </text:list>
      <text:p text:style-name="Horizontal_20_Line"/>
      <text:h text:style-name="Heading_20_2" text:outline-level="2">TL;DR flow (with your params)</text:h>
      <text:p text:style-name="Text_20_body"><text:span text:style-name="Strong_20_Emphasis">Laser </text:span><text:span text:style-name="Strong_20_Emphasis"><text:span text:style-name="Source_20_Text">/planar_laser/scan</text:span></text:span> → Local/Global <text:span text:style-name="Strong_20_Emphasis">costmaps</text:span> → <text:span text:style-name="Strong_20_Emphasis">Planner</text:span> (path in <text:span text:style-name="Emphasis">map</text:span>) → <text:span text:style-name="Strong_20_Emphasis">MPPI controller</text:span> (20 Hz, uses <text:span text:style-name="Emphasis">odom</text:span> local costmap) → <text:span text:style-name="Strong_20_Emphasis">Velocity Smoother</text:span> → <text:span text:style-name="Strong_20_Emphasis">Collision Monitor</text:span> (laser + footprint) → <text:span text:style-name="Strong_20_Emphasis"><text:span text:style-name="Source_20_Text">/cmd_vel</text:span></text:span> → <text:span text:style-name="Strong_20_Emphasis">ros_gz_bridge</text:span> → Gazebo <text:span text:style-name="Strong_20_Emphasis">DiffDrive</text:span> → <text:span text:style-name="Strong_20_Emphasis"><text:span text:style-name="Source_20_Text">/wheel/odom</text:span></text:span> → <text:span text:style-name="Strong_20_Emphasis">EKF</text:span> → <text:span text:style-name="Strong_20_Emphasis"><text:span text:style-name="Source_20_Text">odom→base_link</text:span></text:span>, and <text:span text:style-name="Strong_20_Emphasis">slam_toolbox</text:span> provides <text:span text:style-name="Strong_20_Emphasis"><text:span text:style-name="Source_20_Text">map→odom</text:span>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8:16:59.164397093</meta:creation-date>
    <dc:date>2025-08-22T18:17:31.438387622</dc:date>
    <meta:editing-duration>PT32S</meta:editing-duration>
    <meta:editing-cycles>1</meta:editing-cycles>
    <meta:document-statistic meta:table-count="0" meta:image-count="0" meta:object-count="0" meta:page-count="4" meta:paragraph-count="77" meta:word-count="706" meta:character-count="4780" meta:non-whitespace-character-count="4122"/>
    <meta:generator>LibreOffice/24.2.7.2$Linux_X86_64 LibreOffice_project/420$Build-2</meta:generator>
  </office:meta>
</office:document-meta>
</file>